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CW 14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Gibb</meta:initial-creator>
    <meta:creation-date>2014-03-28T14:00:03</meta:creation-date>
    <dc:date>2014-03-28T14:00:30</dc:date>
    <dc:creator>Sebastian Gibb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  <meta:generator>LibreOffice/3.5$Linux_X86_64 LibreOffice_project/350m1$Build-2</meta:generator>
  </office:meta>
</office:document-meta>
</file>